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5b9226" style:font-size-asian="9pt" style:font-style-asian="normal" style:font-size-complex="9pt" style:font-style-complex="normal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7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9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0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2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8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9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tyle="italic" style:font-style-asian="italic" style:font-size-complex="8pt" style:font-style-complex="italic"/>
    </style:style>
    <style:style style:name="T4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e4887"/>
    </style:style>
    <style:style style:name="T33" style:family="text">
      <style:text-properties officeooo:rsid="004e507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5035a7" style:font-style-asian="normal" style:font-style-complex="normal"/>
    </style:style>
    <style:style style:name="T36" style:family="text">
      <style:text-properties fo:font-style="normal" officeooo:rsid="00550d27" style:font-style-asian="normal" style:font-style-complex="normal"/>
    </style:style>
    <style:style style:name="T37" style:family="text">
      <style:text-properties fo:font-style="normal" officeooo:rsid="0055adaf" style:font-style-asian="normal" style:font-style-complex="normal"/>
    </style:style>
    <style:style style:name="T38" style:family="text">
      <style:text-properties officeooo:rsid="005707f5"/>
    </style:style>
    <style:style style:name="T39" style:family="text">
      <style:text-properties officeooo:rsid="005fa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Alexei Znamensky</text:p>
      <text:p text:style-name="P4">Curriculum Vitæ / Resumé</text:p>
      <text:p text:style-name="P5"/>
      <text:p text:style-name="P20"><text:span text:style-name="T34">Mobile Phone: </text:span><text:span text:style-name="T35">+55 19 997 541 711 | Mail: </text:span><text:a xlink:type="simple" xlink:href="mailto:russoz@gmail.com" text:style-name="Internet_20_link" text:visited-style-name="Visited_20_Internet_20_Link"><text:span text:style-name="T35">russoz@gmail.com</text:span></text:a><text:span text:style-name="T35"> | </text:span><text:span text:style-name="T36">Skype: russoz</text:span></text:p>
      <text:p text:style-name="P21"><text:span text:style-name="T35">Linkedin: </text:span><text:a xlink:type="simple" xlink:href="https://br.linkedin.com/in/alexeiz" text:style-name="Internet_20_link" text:visited-style-name="Visited_20_Internet_20_Link"><text:span text:style-name="T35">https://br.linkedin.com/in/alexeiz</text:span></text:a><text:span text:style-name="T35"> </text:span><text:span text:style-name="T36">| Facebook: </text:span><text:a xlink:type="simple" xlink:href="https://www.facebook.com/alexei.znamensky" text:style-name="Internet_20_link" text:visited-style-name="Visited_20_Internet_20_Link"><text:span text:style-name="T37">https://www.facebook.com/alexei.znamensky</text:span></text:a></text:p>
      <text:p text:style-name="P19"><text:span text:style-name="T34">Github: </text:span><text:a xlink:type="simple" xlink:href="https://github.com/russoz" text:style-name="Internet_20_link" text:visited-style-name="Visited_20_Internet_20_Link"><text:span text:style-name="T34">https://github.com/russoz</text:span></text:a><text:span text:style-name="T34"> | CPAN: </text:span><text:a xlink:type="simple" xlink:href="https://metacpan.org/author/RUSSOZ" text:style-name="Internet_20_link" text:visited-style-name="Visited_20_Internet_20_Link"><text:span text:style-name="T34">https://metacpan.org/author/RUSSOZ</text:span></text:a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7">Objective</text:p>
          </table:table-cell>
          <table:table-cell table:style-name="Table1.B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59"><text:span text:style-name="T39">A</text:span> <text:span text:style-name="T32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4">
          <table:table-cell table:style-name="Table1.A27" office:value-type="string">
            <text:p text:style-name="P54">Skills</text:p>
          </table:table-cell>
          <table:table-cell table:style-name="Table1.B27" office:value-type="string">
            <text:p text:style-name="P39"/>
          </table:table-cell>
        </table:table-row>
        <table:table-row table:style-name="Table1.5">
          <table:table-cell table:style-name="Table1.A27" office:value-type="string">
            <text:p text:style-name="P34">System Administration</text:p>
            <text:p text:style-name="P35">Operations Engineering</text:p>
            <text:p text:style-name="P35">Support</text:p>
          </table:table-cell>
          <table:table-cell table:style-name="Table1.B27" office:value-type="string">
            <text:p text:style-name="P39">Unix/Linux administration since 1995 <text:span text:style-name="T31">(Solaris, IRIX, AIX, Debian, RedHat, Ubuntu)</text:span></text:p>
            <text:p text:style-name="P41"><text:span text:style-name="T24">A</text:span>ssessing and tuning <text:span text:style-name="T24">SO and apps </text:span>performance</text:p>
            <text:p text:style-name="P41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43">Building and deploying applications (mostly Java), using <text:span text:style-name="T31">CI/CD </text:span>tools like jenkins, ant, <text:span text:style-name="T25">maven, </text:span>gradle.</text:p>
            <text:p text:style-name="P46">Troubleshooting web applications in their many tiers.</text:p>
            <text:p text:style-name="P47"><text:span text:style-name="T24">Intermediate </text:span>experience with AWS management, </text:p>
            <text:p text:style-name="P47">Automated server management using chef, </text:p>
            <text:p text:style-name="P45">Systems monitoring <text:span text:style-name="T33">(mostly </text:span>nagios <text:span text:style-name="T33">&amp;</text:span> zabbix<text:span text:style-name="T33">)</text:span></text:p>
            <text:p text:style-name="P52">JIRA administration</text:p>
            <text:p text:style-name="P44">Automati<text:span text:style-name="T25">on of</text:span> first-response to incidents with remediation systems</text:p>
            <text:p text:style-name="P44">Large experience in troubleshooting and planning for performance and fault-tolerance</text:p>
            <text:p text:style-name="P48">Experienced user in large databases (billion records/table), in <text:span text:style-name="T31">different flavours: MS-SQL, PostgreSQL, MySQL.</text:span></text:p>
            <text:p text:style-name="P49">Security-aware mindset (though not a specialist in the field)</text:p>
            <text:p text:style-name="P50">Queue systems: IBM MQ, HornetQ, Rabbit, Artemis</text:p>
            <text:p text:style-name="P50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33">Development</text:p>
          </table:table-cell>
          <table:table-cell table:style-name="Table1.B27" office:value-type="string">
            <text:p text:style-name="P7"><text:span text:style-name="T8">E</text:span>xperience with Java Enterprise platform <text:span text:style-name="T8">since 2000</text:span></text:p>
            <text:p text:style-name="P10">Also: Perl, Python, bash, some PHP and some groovy, among others languages. Intermediate experience with Functional programming.</text:p>
            <text:p text:style-name="P10"><text:span text:style-name="T28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33">Training</text:p>
          </table:table-cell>
          <table:table-cell table:style-name="Table1.B27" office:value-type="string">
            <text:p text:style-name="P40"><text:span text:style-name="T9">E</text:span>xperience in <text:span text:style-name="T10">teaching</text:span> <text:span text:style-name="T9">technical courses since 1998</text:span></text:p>
            <text:p text:style-name="P40">Main courses taught: <text:span text:style-name="T2">IBM WAS </text:span>v4/v5/v6, Java, Linux, <text:span text:style-name="T11">Unix</text:span></text:p>
            <text:p text:style-name="P3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33">Languages</text:p>
          </table:table-cell>
          <table:table-cell table:style-name="Table1.B27" office:value-type="string">
            <text:p text:style-name="P8">Portuguese: Fluent (native)</text:p>
            <text:p text:style-name="P6">English: Fluent (reading, writing, speaking)</text:p>
            <text:p text:style-name="P38">Spanish: <text:span text:style-name="T27">Advanced</text:span> (reading, <text:span text:style-name="T1">writing, </text:span>speaking)</text:p>
            <text:p text:style-name="P38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8"/>
          </table:table-cell>
        </table:table-row>
        <table:table-row table:style-name="Table1.10">
          <table:table-cell table:style-name="Table1.A27" office:value-type="string">
            <text:p text:style-name="P54">Experience</text:p>
            <text:p text:style-name="P22"><text:span text:style-name="T29">(Full listing at</text:span> Linkedin<text:span text:style-name="T26">)</text:span></text:p>
          </table:table-cell>
          <table:table-cell table:style-name="Table1.B27" office:value-type="string">
            <text:p text:style-name="P51"/>
          </table:table-cell>
        </table:table-row>
        <table:table-row table:style-name="Table1.11">
          <table:table-cell table:style-name="Table1.A27" office:value-type="string">
            <text:p text:style-name="P14">Movile</text:p>
            <text:p text:style-name="P64">Reliability Manager</text:p>
            <text:p text:style-name="P67">Campinas, <text:span text:style-name="T29">BRAZIL</text:span></text:p>
            <text:p text:style-name="P66">Buenos Aires, ARGENTINA</text:p>
            <text:p text:style-name="P68"><text:span text:style-name="T17">Jun/2014 </text:span>– <text:span text:style-name="T29">Sep/2016</text:span></text:p>
            <text:p text:style-name="P65"/>
            <text:p text:style-name="P69">Production Support Manager</text:p>
            <text:p text:style-name="P15">Campinas, <text:span text:style-name="T30">BRAZIL</text:span></text:p>
            <text:p text:style-name="P15">Oct/2012 – <text:span text:style-name="T17">Jun/2014</text:span></text:p>
          </table:table-cell>
          <table:table-cell table:style-name="Table1.B27" office:value-type="string">
            <text:p text:style-name="P25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30"/>
            <text:p text:style-name="P31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able:table-row table:style-name="Table1.12">
          <table:table-cell table:style-name="Table1.A27" office:value-type="string">
            <text:p text:style-name="P14">IBM Brazil</text:p>
            <text:p text:style-name="P69">Senior IT Specialist</text:p>
            <text:p text:style-name="P17">Mar/2011 – Sep/2012</text:p>
          </table:table-cell>
          <table:table-cell table:style-name="Table1.B27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ext:soft-page-break/>
        <table:table-row table:style-name="Table1.13">
          <table:table-cell table:style-name="Table1.A27" office:value-type="string">
            <text:p text:style-name="P14">Cognizant</text:p>
            <text:p text:style-name="P18">Senior Support Analyst</text:p>
            <text:p text:style-name="P15">Nov/2009 – Mar/2011</text:p>
          </table:table-cell>
          <table:table-cell table:style-name="Table1.B27" office:value-type="string">
            <text:p text:style-name="P26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4">IBM Brazil</text:p>
            <text:p text:style-name="P69">Senior IT Specialist</text:p>
            <text:p text:style-name="P17">Apr/2005 – Nov/2009</text:p>
          </table:table-cell>
          <table:table-cell table:style-name="Table1.B27" office:value-type="string">
            <text:p text:style-name="P24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3">IBTA</text:p>
            <text:p text:style-name="P69">Training Program Manager</text:p>
            <text:p text:style-name="P16">2001 – 2004</text:p>
          </table:table-cell>
          <table:table-cell table:style-name="Table1.B27" office:value-type="string">
            <text:p text:style-name="P27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3">LSI-EPUSP</text:p>
            <text:p text:style-name="P69">System Administrator</text:p>
            <text:p text:style-name="P17">1994 – 1999</text:p>
          </table:table-cell>
          <table:table-cell table:style-name="Table1.B27" office:value-type="string">
            <text:p text:style-name="P24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18">
          <table:table-cell table:style-name="Table1.A20" office:value-type="string">
            <text:p text:style-name="P54">Communities</text:p>
          </table:table-cell>
          <table:table-cell table:style-name="Table1.B24" office:value-type="string">
            <text:p text:style-name="P38"/>
          </table:table-cell>
        </table:table-row>
        <table:table-row table:style-name="Table1.19">
          <table:table-cell table:style-name="Table1.A20" office:value-type="string">
            <text:p text:style-name="P70">São Paulo Perl Mongers</text:p>
            <text:p text:style-name="P12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6"><text:span text:style-name="T7">since </text:span>May/2008</text:p>
          </table:table-cell>
          <table:table-cell table:style-name="Table1.B24" office:value-type="string">
            <text:p text:style-name="P28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a xlink:type="simple" xlink:href="http://metacpan.org/author/RUSSOZ" text:style-name="Internet_20_link" text:visited-style-name="Visited_20_Internet_20_Link"><text:span text:style-name="T23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4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6"><text:span text:style-name="T7">since </text:span>Out/1998</text:p>
          </table:table-cell>
          <table:table-cell table:style-name="Table1.B24" office:value-type="string">
            <text:p text:style-name="P29"><text:span text:style-name="T38">Founding member, </text:span>Organization <text:span text:style-name="T5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22">
          <table:table-cell table:style-name="Table1.A27" office:value-type="string">
            <text:p text:style-name="P55">Certifications</text:p>
          </table:table-cell>
          <table:table-cell table:style-name="Table1.B27" office:value-type="string">
            <text:p text:style-name="P39"/>
          </table:table-cell>
        </table:table-row>
        <table:table-row table:style-name="Table1.23">
          <table:table-cell table:style-name="Table1.A27" office:value-type="string">
            <text:p text:style-name="P53"/>
          </table:table-cell>
          <table:table-cell table:style-name="Table1.B27" office:value-type="string">
            <text:p text:style-name="P39">IBM Certified System Administrator – WAS ND 6.0</text:p>
            <text:p text:style-name="P71"><text:s text:c="2"/>on November, 29th 2005</text:p>
            <text:p text:style-name="P38">Sun Certified Web Component Dev. for J2EE 1.3</text:p>
            <text:p text:style-name="P63"><text:s text:c="2"/>on March, 19th 2004</text:p>
            <text:p text:style-name="P38">Sun Certified Java Programmer for Java 1.4</text:p>
            <text:p text:style-name="P63"><text:s text:c="2"/>on July, 31st 2003</text:p>
            <text:p text:style-name="P38">Linux Professional Institute Certification Level 2</text:p>
            <text:p text:style-name="P63"><text:s text:c="2"/>on June 30th 2003 (LPI000022682, 97fgfk3m5a)</text:p>
            <text:p text:style-name="P38">Linux Professional Institute Certification Level 1</text:p>
            <text:p text:style-name="P63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62"/>
          </table:table-cell>
          <table:table-cell table:style-name="Table1.B24" office:value-type="string">
            <text:p text:style-name="P39"/>
          </table:table-cell>
        </table:table-row>
        <table:table-row table:style-name="Table1.25">
          <table:table-cell table:style-name="Table1.A27" office:value-type="string">
            <text:p text:style-name="P54">Education</text:p>
          </table:table-cell>
          <table:table-cell table:style-name="Table1.B27" office:value-type="string">
            <text:p text:style-name="P39"/>
          </table:table-cell>
        </table:table-row>
        <table:table-row table:style-name="Table1.26">
          <table:table-cell table:style-name="Table1.A27" office:value-type="string">
            <text:p text:style-name="P33">Graduated</text:p>
            <text:p text:style-name="P33">Dec 2009</text:p>
          </table:table-cell>
          <table:table-cell table:style-name="Table1.B27" office:value-type="string">
            <text:p text:style-name="P39">Gestão de Negócios na Pequena e Média Empresa</text:p>
            <text:p text:style-name="P38">(Business Management in Small and Medium Enterprises)</text:p>
            <text:p text:style-name="P38">Universidade Anhembi-Morumbi</text:p>
            <text:p text:style-name="P38">São Paulo, SP</text:p>
          </table:table-cell>
        </table:table-row>
        <table:table-row table:style-name="Table1.27">
          <table:table-cell table:style-name="Table1.A27" office:value-type="string">
            <text:p text:style-name="P33">Not completed</text:p>
          </table:table-cell>
          <table:table-cell table:style-name="Table1.B27" office:value-type="string">
            <text:p text:style-name="P8">Ciência da Computação (BsC Computer Sciences)</text:p>
            <text:p text:style-name="P38">Instituto de Matemática e Estatística da USP</text:p>
            <text:p text:style-name="P38">São Paulo, SP</text:p>
          </table:table-cell>
        </table:table-row>
        <table:table-row table:style-name="Table1.28">
          <table:table-cell table:style-name="Table1.A30" office:value-type="string">
            <text:p text:style-name="P33">High School</text:p>
            <text:p text:style-name="P33">Dec 1992</text:p>
          </table:table-cell>
          <table:table-cell table:style-name="Table1.B30" office:value-type="string">
            <text:p text:style-name="P9">Colégio Marista de Brasília, </text:p>
            <text:p text:style-name="P42">Brasília, DF</text:p>
          </table:table-cell>
        </table:table-row>
        <table:table-row table:style-name="Table1.1">
          <table:table-cell table:style-name="Table1.A1" office:value-type="string">
            <text:p text:style-name="P61"/>
          </table:table-cell>
          <table:table-cell table:style-name="Table1.A1" office:value-type="string">
            <text:p text:style-name="P60"/>
          </table:table-cell>
        </table:table-row>
        <table:table-row table:style-name="Table1.30">
          <table:table-cell table:style-name="Table1.A30" office:value-type="string">
            <text:p text:style-name="P37">Other Interests</text:p>
          </table:table-cell>
          <table:table-cell table:style-name="Table1.B30" office:value-type="string">
            <text:p text:style-name="P9"/>
          </table:table-cell>
        </table:table-row>
        <table:table-row table:style-name="Table1.31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11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6-09-23T20:54:24.936376595">Sep 23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3T18:49:30.403549721</dc:date>
    <meta:editing-cycles>102</meta:editing-cycles>
    <meta:editing-duration>P5DT7H36M31S</meta:editing-duration>
    <meta:generator>LibreOffice/5.1.4.2$Linux_X86_64 LibreOffice_project/10m0$Build-2</meta:generator>
    <meta:document-statistic meta:table-count="1" meta:image-count="0" meta:object-count="0" meta:page-count="2" meta:paragraph-count="112" meta:word-count="747" meta:character-count="5679" meta:non-whitespace-character-count="5018"/>
    <meta:user-defined meta:name="Info 1"/>
    <meta:user-defined meta:name="Info 2"/>
    <meta:user-defined meta:name="Info 3"/>
    <meta:user-defined meta:name="Info 4"/>
  </office:meta>
</office:document-meta>
</file>